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officeooo:rsid="00157221" officeooo:paragraph-rsid="00157221"/>
    </style:style>
    <style:style style:name="P2" style:family="paragraph" style:parent-style-name="Standard">
      <style:text-properties style:font-name="Arial" style:text-underline-style="solid" style:text-underline-width="auto" style:text-underline-color="font-color" officeooo:rsid="00157221" officeooo:paragraph-rsid="00157221"/>
    </style:style>
    <style:style style:name="P3" style:family="paragraph" style:parent-style-name="Standard">
      <style:text-properties style:font-name="Arial" officeooo:rsid="0016a4e5" officeooo:paragraph-rsid="0016a4e5"/>
    </style:style>
    <style:style style:name="P4" style:family="paragraph" style:parent-style-name="Standard">
      <style:text-properties style:font-name="Arial" officeooo:rsid="0016a4e5" officeooo:paragraph-rsid="00157221"/>
    </style:style>
    <style:style style:name="P5" style:family="paragraph" style:parent-style-name="Standard">
      <style:text-properties style:font-name="Arial" officeooo:rsid="00178017" officeooo:paragraph-rsid="00178017"/>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7801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text:span text:style-name="T1">Analytical Evaluation</text:span></text:p>
      <text:p text:style-name="P1"><text:span text:style-name="T1"/></text:p>
      <text:p text:style-name="P1">For our analytical evaluation we will be generating time data using GOMS/KLM with Cogtool. <text:s/>Using this model we will evaluate the time and efficiency of navigating our site. <text:s/>This should help us improve our usability by finding areas in the site that could be slowing down a user. <text:s/></text:p>
      <text:p text:style-name="P1"/>
      <text:p text:style-name="P1">The specific task we will be using Cogtool to evaluate is the altering of an existing recipe, generating a brewing schedule and returning back to the recipe page. <text:s/>From our interviews we learned that brewers almost always start off with a known recipe and make their own changes. <text:s/>With this in mind we want to start the optimization of our design from the point where a user has loaded an existing recipe and is ready to make their own changes to it. </text:p>
      <text:p text:style-name="P1"/>
      <text:p text:style-name="P1">Specifically we will be evaluating the time it takes to alter two of the ingredients in the grain section, two ingredients in the hops section, one change in the choice of yeast used, and to generate a brewing instruction list using the appropriate button. <text:s/>Some design considerations we will look at are the location of different input areas, the type of input, for example, text boxes, drop downs, or sliders, and the placement of navigation buttons. </text:p>
      <text:p text:style-name="P1"/>
      <text:p text:style-name="P1"/>
      <text:p text:style-name="P1"><text:span text:style-name="T2">Empirical Evaluations</text:span> </text:p>
      <text:p text:style-name="P4"/>
      <text:p text:style-name="P3">The user have have chosen to preform the study is a male home brewer. <text:s/>This person is familiar with the brewing process and so he shouldn't be distracted by trying to understand exactly what needs to go into a recipe. <text:s/>Instead he can focus on how to preform the tasks using our design. <text:s/>We feel that this person will provide a good bench mark for a typical user of our site. </text:p>
      <text:p text:style-name="P3"/>
      <text:p text:style-name="P3">For the empirical evaluation we will be doing our usability study using the HTLM generated from our Cogtool design. <text:s/>We chose this because it will provide the user with a more realistic interactive design that we hope will provide more reliable data. <text:s/><text:span text:style-name="T3">Since this is done on a computer it also </text:span>allows us to record the time it takes a user to preform a specific operation with a higher level of accuracy as compared to a paper prototype. <text:s text:c="3"/></text:p>
      <text:p text:style-name="P3"/>
      <text:p text:style-name="P3">The data we will collect will be the time for each operation and the overall time it takes for the user to generate a recipe. <text:s/>Since we are using the HTML from Cogtool we will also be able to record the screen as the user interacts with our design. <text:s/><text:span text:style-name="T3">From this we will have a record of times for each action and the video will also show bottle neck areas where the user may have been confused. <text:s/>We will also take handwritten notes of any significant observations. <text:s/>This should help clarify areas where the user may be stuck. <text:s/>After the evaluation we will ask the user a few predetermined follow up questions. </text:span></text:p>
      <text:p text:style-name="P3"/>
      <text:p text:style-name="P5">With the above data we hope to get a better understanding of how to optimize our overall recipe builder. <text:s/>Specific things we are interested in are the placement of user input fields for the specific ingredients, the placement of navigation buttons, and to get an overall sense of how usable our design is.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6T14:56:21.561000000</meta:creation-date>
    <dc:date>2014-02-16T16:31:47.020000000</dc:date>
    <meta:editing-duration>PT9M12S</meta:editing-duration>
    <meta:editing-cycles>1</meta:editing-cycles>
    <meta:document-statistic meta:table-count="0" meta:image-count="0" meta:object-count="0" meta:page-count="1" meta:paragraph-count="9" meta:word-count="524" meta:character-count="2957" meta:non-whitespace-character-count="2414"/>
    <meta:generator>LibreOffice/4.1.4.2$Windows_x86 LibreOffice_project/0a0440ccc0227ad9829de5f46be37cfb6edcf72</meta:generator>
  </office:meta>
</office:document-meta>
</file>